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modern" style:font-pitch="fixed"/>
    <style:font-face style:name="Courier New" svg:font-family="'Courier New'" style:font-adornments="Normaali"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Lihavoitu" style:font-family-generic="roman" style:font-pitch="variable"/>
    <style:font-face style:name="Times New Roman1" svg:font-family="'Times New Roman'" style:font-adornments="Normaali"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Listaamaton_20_otsikko_20_1">
      <style:paragraph-properties fo:break-before="page"/>
    </style:style>
    <style:style style:name="P3" style:family="paragraph" style:parent-style-name="Numeroimaton_20_otsikko_20_1">
      <style:paragraph-properties fo:break-before="page"/>
    </style:style>
    <style:style style:name="P4" style:family="paragraph" style:parent-style-name="Illustration">
      <style:paragraph-properties fo:break-before="page"/>
    </style:style>
    <style:style style:name="P5" style:family="paragraph" style:parent-style-name="Bibliography_20_1">
      <style:paragraph-properties>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text-properties fo:font-style="italic" style:font-style-asian="italic" style:font-style-complex="italic"/>
    </style:style>
    <style:style style:name="P12" style:family="paragraph" style:parent-style-name="Standard">
      <style:text-properties officeooo:rsid="005fa880" officeooo:paragraph-rsid="0021d4da"/>
    </style:style>
    <style:style style:name="P13" style:family="paragraph" style:parent-style-name="Standard">
      <style:text-properties fo:font-weight="normal" officeooo:rsid="001eb7ec" officeooo:paragraph-rsid="0028b11c" style:font-weight-asian="normal" style:font-weight-complex="normal"/>
    </style:style>
    <style:style style:name="P14" style:family="paragraph" style:parent-style-name="Standard">
      <style:text-properties fo:font-size="16pt" fo:font-weight="bold" officeooo:rsid="00277b58" officeooo:paragraph-rsid="00291d59" style:font-size-asian="16pt" style:font-weight-asian="bold" style:font-size-complex="16pt" style:font-weight-complex="bold"/>
    </style:style>
    <style:style style:name="P15" style:family="paragraph" style:parent-style-name="Standard">
      <style:text-properties fo:font-size="16pt" fo:font-weight="bold" officeooo:rsid="001d3d2c" officeooo:paragraph-rsid="002b42d5" style:font-size-asian="16pt" style:font-weight-asian="bold" style:font-size-complex="16pt" style:font-weight-complex="bold"/>
    </style:style>
    <style:style style:name="P16" style:family="paragraph" style:parent-style-name="Standard">
      <style:text-properties fo:font-size="16pt" fo:font-weight="bold" officeooo:rsid="001d3d2c" officeooo:paragraph-rsid="002d801c" style:font-size-asian="16pt" style:font-weight-asian="bold" style:font-size-complex="16pt" style:font-weight-complex="bold"/>
    </style:style>
    <style:style style:name="P17" style:family="paragraph" style:parent-style-name="Standard">
      <style:text-properties fo:font-size="16pt" fo:font-weight="bold" officeooo:rsid="001d3d2c" officeooo:paragraph-rsid="0030a9fe" style:font-size-asian="16pt" style:font-weight-asian="bold" style:font-size-complex="16pt" style:font-weight-complex="bold"/>
    </style:style>
    <style:style style:name="P18" style:family="paragraph" style:parent-style-name="Standard">
      <style:text-properties fo:font-size="16pt" fo:font-weight="bold" officeooo:rsid="0030e606" officeooo:paragraph-rsid="0030a9fe" style:font-size-asian="16pt" style:font-weight-asian="bold" style:font-size-complex="16pt" style:font-weight-complex="bold"/>
    </style:style>
    <style:style style:name="P19" style:family="paragraph" style:parent-style-name="Standard">
      <style:text-properties fo:font-size="16pt" fo:font-weight="bold" officeooo:rsid="0032ed25" officeooo:paragraph-rsid="0030a9fe" style:font-size-asian="16pt" style:font-weight-asian="bold" style:font-size-complex="16pt" style:font-weight-complex="bold"/>
    </style:style>
    <style:style style:name="P20" style:family="paragraph" style:parent-style-name="Standard">
      <style:text-properties fo:font-size="16pt" fo:font-weight="bold" officeooo:rsid="00344faa" officeooo:paragraph-rsid="0030a9fe" style:font-size-asian="16pt" style:font-weight-asian="bold" style:font-size-complex="16pt" style:font-weight-complex="bold"/>
    </style:style>
    <style:style style:name="P21" style:family="paragraph" style:parent-style-name="Standard">
      <style:text-properties fo:font-size="16pt" fo:font-weight="bold" officeooo:rsid="003be5e4" officeooo:paragraph-rsid="0030a9fe" style:font-size-asian="16pt" style:font-weight-asian="bold" style:font-size-complex="16pt" style:font-weight-complex="bold"/>
    </style:style>
    <style:style style:name="P22" style:family="paragraph" style:parent-style-name="Standard">
      <style:text-properties fo:font-size="16pt" fo:font-weight="bold" officeooo:rsid="006ccb0f" officeooo:paragraph-rsid="00373fdb" style:font-size-asian="16pt" style:font-weight-asian="bold" style:font-size-complex="16pt" style:font-weight-complex="bold"/>
    </style:style>
    <style:style style:name="P23" style:family="paragraph" style:parent-style-name="Standard">
      <style:text-properties fo:font-size="12pt" officeooo:rsid="006c492d" officeooo:paragraph-rsid="0030a9fe" style:font-size-asian="10.5pt" style:font-size-complex="12pt"/>
    </style:style>
    <style:style style:name="P24" style:family="paragraph" style:parent-style-name="Standard">
      <style:text-properties fo:font-size="12pt" fo:font-weight="bold" officeooo:rsid="006c492d" officeooo:paragraph-rsid="0030a9fe" style:font-size-asian="10.5pt" style:font-weight-asian="bold" style:font-size-complex="12pt" style:font-weight-complex="bold"/>
    </style:style>
    <style:style style:name="P25" style:family="paragraph" style:parent-style-name="Standard">
      <style:text-properties officeooo:rsid="0028688b" officeooo:paragraph-rsid="00291d59"/>
    </style:style>
    <style:style style:name="P26" style:family="paragraph" style:parent-style-name="Standard">
      <style:text-properties officeooo:rsid="002d58fd" officeooo:paragraph-rsid="002b42d5"/>
    </style:style>
    <style:style style:name="P27" style:family="paragraph" style:parent-style-name="Standard">
      <style:text-properties officeooo:rsid="0041ebc6" officeooo:paragraph-rsid="0030a9fe"/>
    </style:style>
    <style:style style:name="P28" style:family="paragraph" style:parent-style-name="Standard">
      <style:text-properties officeooo:rsid="0032ed25" officeooo:paragraph-rsid="0030a9fe"/>
    </style:style>
    <style:style style:name="P29" style:family="paragraph" style:parent-style-name="Standard">
      <style:text-properties officeooo:rsid="0049cc4a" officeooo:paragraph-rsid="0030a9fe"/>
    </style:style>
    <style:style style:name="P30" style:family="paragraph" style:parent-style-name="Standard">
      <style:text-properties officeooo:rsid="004a023a" officeooo:paragraph-rsid="0030a9fe"/>
    </style:style>
    <style:style style:name="P31" style:family="paragraph" style:parent-style-name="Standard">
      <style:text-properties officeooo:rsid="00344faa" officeooo:paragraph-rsid="0030a9fe"/>
    </style:style>
    <style:style style:name="P32" style:family="paragraph" style:parent-style-name="Standard">
      <style:text-properties officeooo:rsid="003dfcb8" officeooo:paragraph-rsid="0030a9fe"/>
    </style:style>
    <style:style style:name="P33" style:family="paragraph" style:parent-style-name="Standard">
      <style:text-properties officeooo:rsid="003ff1a2" officeooo:paragraph-rsid="0030a9fe"/>
    </style:style>
    <style:style style:name="P34" style:family="paragraph" style:parent-style-name="Standard">
      <style:text-properties officeooo:rsid="003be5e4" officeooo:paragraph-rsid="0030a9fe"/>
    </style:style>
    <style:style style:name="P35" style:family="paragraph" style:parent-style-name="Standard">
      <style:text-properties officeooo:rsid="003c8adf" officeooo:paragraph-rsid="0030a9fe"/>
    </style:style>
    <style:style style:name="P36" style:family="paragraph" style:parent-style-name="Standard">
      <style:text-properties fo:font-size="19.6000003814697pt" fo:font-weight="bold" officeooo:rsid="00349199" officeooo:paragraph-rsid="00349199" style:font-size-asian="17.1499996185303pt" style:font-weight-asian="bold" style:font-size-complex="19.6000003814697pt" style:font-weight-complex="bold"/>
    </style:style>
    <style:style style:name="P37" style:family="paragraph" style:parent-style-name="Standard">
      <style:text-properties officeooo:rsid="006d32d9" officeooo:paragraph-rsid="00373fdb"/>
    </style:style>
    <style:style style:name="P38" style:family="paragraph" style:parent-style-name="Standard">
      <style:text-properties officeooo:rsid="007fc9b8" officeooo:paragraph-rsid="00373fdb"/>
    </style:style>
    <style:style style:name="P39" style:family="paragraph" style:parent-style-name="Standard">
      <style:text-properties officeooo:rsid="00814b66" officeooo:paragraph-rsid="00373fdb"/>
    </style:style>
    <style:style style:name="P40" style:family="paragraph" style:parent-style-name="Standard">
      <style:text-properties officeooo:rsid="00c4a01a" officeooo:paragraph-rsid="00373fdb"/>
    </style:style>
    <style:style style:name="P41" style:family="paragraph" style:parent-style-name="Standard">
      <style:text-properties officeooo:rsid="00c5dd79" officeooo:paragraph-rsid="00373fdb"/>
    </style:style>
    <style:style style:name="P42" style:family="paragraph" style:parent-style-name="Standard">
      <style:text-properties officeooo:rsid="00ca76d9" officeooo:paragraph-rsid="00373fdb"/>
    </style:style>
    <style:style style:name="P43" style:family="paragraph" style:parent-style-name="Standard">
      <style:text-properties officeooo:rsid="00ca85c3" officeooo:paragraph-rsid="00373fdb"/>
    </style:style>
    <style:style style:name="P44" style:family="paragraph" style:parent-style-name="Standard">
      <style:text-properties officeooo:rsid="00cc9bf3" officeooo:paragraph-rsid="00373fdb"/>
    </style:style>
    <style:style style:name="P45" style:family="paragraph" style:parent-style-name="Standard">
      <style:text-properties officeooo:rsid="00cdde0a" officeooo:paragraph-rsid="00373fdb"/>
    </style:style>
    <style:style style:name="P46" style:family="paragraph" style:parent-style-name="Standard">
      <style:text-properties officeooo:rsid="00cede67" officeooo:paragraph-rsid="00373fdb"/>
    </style:style>
    <style:style style:name="P47" style:family="paragraph" style:parent-style-name="Standard">
      <style:text-properties officeooo:rsid="00d2c1a9" officeooo:paragraph-rsid="00373fdb"/>
    </style:style>
    <style:style style:name="P48" style:family="paragraph" style:parent-style-name="Standard">
      <style:text-properties officeooo:rsid="00d3228d" officeooo:paragraph-rsid="00373fdb"/>
    </style:style>
    <style:style style:name="P49" style:family="paragraph" style:parent-style-name="Standard">
      <style:text-properties officeooo:rsid="00d711da" officeooo:paragraph-rsid="00373fdb"/>
    </style:style>
    <style:style style:name="P50" style:family="paragraph" style:parent-style-name="Standard">
      <style:text-properties officeooo:rsid="00d976b1" officeooo:paragraph-rsid="00373fdb"/>
    </style:style>
    <style:style style:name="P51" style:family="paragraph" style:parent-style-name="Standard">
      <style:text-properties officeooo:rsid="00dc66cf" officeooo:paragraph-rsid="00373fdb"/>
    </style:style>
    <style:style style:name="P52" style:family="paragraph" style:parent-style-name="Text_20_body">
      <style:text-properties fo:font-size="16pt" fo:font-weight="bold" officeooo:rsid="0027f37d" officeooo:paragraph-rsid="0027f37d" style:font-size-asian="16pt" style:font-weight-asian="bold" style:font-size-complex="16pt" style:font-weight-complex="bold"/>
    </style:style>
    <style:style style:name="P53" style:family="paragraph" style:parent-style-name="Heading_20_1">
      <style:text-properties fo:font-style="normal" style:font-style-asian="normal" style:font-style-complex="normal"/>
    </style:style>
    <style:style style:name="P54" style:family="paragraph" style:parent-style-name="Heading_20_1" style:master-page-name="Varsinainen_20_sivu">
      <style:paragraph-properties style:page-number="1"/>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style="normal" style:font-style-asian="normal" style:font-style-complex="normal"/>
    </style:style>
    <style:style style:name="P57" style:family="paragraph" style:parent-style-name="Heading_20_1">
      <style:paragraph-properties fo:break-before="page"/>
      <style:text-properties officeooo:rsid="00241b67" officeooo:paragraph-rsid="00241b67"/>
    </style:style>
    <style:style style:name="P58" style:family="paragraph" style:parent-style-name="Heading_20_2">
      <style:text-properties officeooo:paragraph-rsid="0027868f"/>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position="super 58%"/>
    </style:style>
    <style:style style:name="T7" style:family="text">
      <style:text-properties officeooo:rsid="00744354"/>
    </style:style>
    <style:style style:name="T8" style:family="text">
      <style:text-properties officeooo:rsid="00e4ef22"/>
    </style:style>
    <style:style style:name="T9" style:family="text">
      <style:text-properties officeooo:rsid="00e4fff7"/>
    </style:style>
    <style:style style:name="T10" style:family="text">
      <style:text-properties officeooo:rsid="00e8339e"/>
    </style:style>
    <style:style style:name="T11" style:family="text">
      <style:text-properties officeooo:rsid="0027868f"/>
    </style:style>
    <style:style style:name="T12" style:family="text">
      <style:text-properties officeooo:rsid="001fbfdf"/>
    </style:style>
    <style:style style:name="T13" style:family="text">
      <style:text-properties officeooo:rsid="00714677"/>
    </style:style>
    <style:style style:name="T14" style:family="text">
      <style:text-properties officeooo:rsid="00464233"/>
    </style:style>
    <style:style style:name="T15" style:family="text">
      <style:text-properties officeooo:rsid="0028688b"/>
    </style:style>
    <style:style style:name="T16" style:family="text">
      <style:text-properties fo:font-size="12pt" fo:font-weight="normal" officeooo:rsid="001fbfdf" style:font-size-asian="12pt" style:font-weight-asian="normal" style:font-size-complex="12pt" style:font-weight-complex="normal"/>
    </style:style>
    <style:style style:name="T17" style:family="text">
      <style:text-properties fo:font-size="12pt" fo:font-weight="normal" officeooo:rsid="002e325a" style:font-size-asian="12pt" style:font-weight-asian="normal" style:font-size-complex="12pt" style:font-weight-complex="normal"/>
    </style:style>
    <style:style style:name="T18" style:family="text">
      <style:text-properties fo:font-size="12pt" fo:font-weight="normal" officeooo:rsid="00714677" style:font-size-asian="12pt" style:font-weight-asian="normal" style:font-size-complex="12pt" style:font-weight-complex="normal"/>
    </style:style>
    <style:style style:name="T19" style:family="text">
      <style:text-properties officeooo:rsid="002e325a"/>
    </style:style>
    <style:style style:name="T20" style:family="text">
      <style:text-properties fo:font-weight="normal" officeooo:rsid="00714677" style:font-weight-asian="normal" style:font-weight-complex="normal"/>
    </style:style>
    <style:style style:name="T21" style:family="text">
      <style:text-properties fo:font-weight="normal" officeooo:rsid="002e325a" style:font-weight-asian="normal" style:font-weight-complex="normal"/>
    </style:style>
    <style:style style:name="T22" style:family="text">
      <style:text-properties officeooo:rsid="00324fd7"/>
    </style:style>
    <style:style style:name="T23" style:family="text">
      <style:text-properties officeooo:rsid="00344faa"/>
    </style:style>
    <style:style style:name="T24" style:family="text">
      <style:text-properties officeooo:rsid="00372e38"/>
    </style:style>
    <style:style style:name="T25" style:family="text">
      <style:text-properties officeooo:rsid="003c8adf"/>
    </style:style>
    <style:style style:name="T26" style:family="text">
      <style:text-properties officeooo:rsid="0069147f"/>
    </style:style>
    <style:style style:name="T27" style:family="text">
      <style:text-properties officeooo:rsid="0049cc4a"/>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6pt" fo:font-weight="bold" officeooo:rsid="00714677" style:font-size-asian="16pt" style:font-weight-asian="bold" style:font-size-complex="16pt" style:font-weight-complex="bold"/>
    </style:style>
    <style:style style:name="T30" style:family="text">
      <style:text-properties officeooo:rsid="006ccb0f"/>
    </style:style>
    <style:style style:name="T31" style:family="text">
      <style:text-properties officeooo:rsid="00325383"/>
    </style:style>
    <style:style style:name="T32" style:family="text">
      <style:text-properties officeooo:rsid="00814b66"/>
    </style:style>
    <style:style style:name="T33" style:family="text">
      <style:text-properties officeooo:rsid="00c5dd79"/>
    </style:style>
    <style:style style:name="T34" style:family="text">
      <style:text-properties officeooo:rsid="00e0b651"/>
    </style:style>
    <style:style style:name="T35" style:family="text">
      <style:text-properties officeooo:rsid="00ca85c3"/>
    </style:style>
    <style:style style:name="T36" style:family="text">
      <style:text-properties officeooo:rsid="00e1ed19"/>
    </style:style>
    <style:style style:name="T37" style:family="text">
      <style:text-properties officeooo:rsid="00d3228d"/>
    </style:style>
    <style:style style:name="T38" style:family="text">
      <style:text-properties officeooo:rsid="00e25ca9"/>
    </style:style>
    <style:style style:name="T39" style:family="text">
      <style:text-properties officeooo:rsid="00e38184"/>
    </style:style>
    <style:style style:name="T40" style:family="text">
      <style:text-properties officeooo:rsid="00da80f7"/>
    </style:style>
    <style:style style:name="T41" style:family="text">
      <style:text-properties officeooo:rsid="00dc6ab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aava"/>
        <text:sequence-decl text:display-outline-level="0" text:name="Algoritmi"/>
        <text:sequence-decl text:display-outline-level="0" text:name="Liite"/>
      </text:sequence-decls>
      <text:p text:style-name="Title">Viksumpi pohja</text:p>
      <text:p text:style-name="Subtitle">Pohjadokumentti ja tietoisku tieteestä kirjoittavalle lukiolaiselle</text:p>
      <text:p text:style-name="Kansilehden_20_tieto"/>
      <text:p text:style-name="Kansilehden_20_tieto"/>
      <text:p text:style-name="Kansilehden_20_tieto"/>
      <text:p text:style-name="Kansilehden_20_tieto">Olli Etuaho</text:p>
      <text:p text:style-name="Kansilehden_20_tieto">Valkeakosken Tietotien lukio / Päivölän Kansanopisto</text:p>
      <text:p text:style-name="Kansilehden_20_tieto">Tieteenala: Tekninen kirjoittaminen</text:p>
      <text:p text:style-name="P2">Tiivistelmä</text:p>
      <text:p text:style-name="P12"><text:span text:style-name="T7">Projektin</text:span> tarkoituksena on <text:span text:style-name="T8">ohjelmoida peli</text:span>, joka <text:span text:style-name="T8">mallintaa ja simuloi</text:span> <text:span text:style-name="T9">kehitysmaata</text:span>. <text:span text:style-name="T9">Tarkoituksena on kehittää ymmärrystä jostain. </text:span>Tutkielman ohjelman mallit kuvaavat Somalian yhteiskunnallisia oloja sekä luonnonilmiöitä. <text:span text:style-name="T10">Ohjelma koostuu pelin rungosta ja osaprojekteista, jotka ovat Somalian oloja kuvaavia matemaattisia malleja. Projektimme on </text:span></text:p>
      <text:p text:style-name="P12"/>
      <text:p text:style-name="P12">Mallit ovat matemaattisia prosesseja, jotka laskevat muiden mallien tarvitsevia tietoja. Mallit tallentavat tietonsa tietokantaan, josta muut mallit voivat kysellä tarvitsemiaan tietoja. Mallien laskennan tulokset visualisoidaan tietokonesimulaatiolla. </text:p>
      <text:table-of-content text:style-name="Sect1" text:name="Sisällysluettelo1">
        <text:table-of-content-source text:outline-level="3" text:use-index-source-styles="true">
          <text:index-title-template text:style-name="Listaamaton_20_otsikko_20_1">Sisällysluettel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umeroimaton_20_otsikko_20_1"/>
          </text:index-source-styles>
        </text:table-of-content-source>
        <text:index-body>
          <text:index-title text:style-name="Sect2" text:name="Sisällysluettelo1_Head">
            <text:p text:style-name="P2">Sisällysluettelo</text:p>
          </text:index-title>
          <text:p text:style-name="P6">1. Johdanto<text:tab/>1</text:p>
          <text:p text:style-name="P6">2. Lähteiden käyttö<text:tab/>2</text:p>
          <text:p text:style-name="P7">2.1 Lähteistä yleisesti<text:tab/>2</text:p>
          <text:p text:style-name="P7">2.2 Viittaustekniikat<text:tab/>2</text:p>
          <text:p text:style-name="P7">2.3 Lähdeluettelon teko automaattisesti OpenOfficella<text:tab/>3</text:p>
          <text:p text:style-name="P7">2.4 Mistä näitä lähteitä oikein tulee?<text:tab/>3</text:p>
          <text:p text:style-name="P6">3. Osaa OpenOffice<text:tab/>5</text:p>
          <text:p text:style-name="P7">3.1 Pakotetut vaihdot, sivunumerointi ja sivutyylit<text:tab/>5</text:p>
          <text:p text:style-name="P7">3.2 Kappaletyylit<text:tab/>5</text:p>
          <text:p text:style-name="P8">Kuvat ja kuvatekstit<text:tab/>6</text:p>
          <text:p text:style-name="P8">Lainaukset<text:tab/>6</text:p>
          <text:p text:style-name="P8">Taulukot<text:tab/>6</text:p>
          <text:p text:style-name="P8">Ohjelmakoodi<text:tab/>7</text:p>
          <text:p text:style-name="P8">Matemaattiset kaavat<text:tab/>7</text:p>
          <text:p text:style-name="P7">3.3 Kehykset<text:tab/>8</text:p>
          <text:p text:style-name="P7">3.4 Automaattiset numeroinnit ja ristiviittaukset<text:tab/>8</text:p>
          <text:p text:style-name="P7">3.5 Automaattiset hakemistot<text:tab/>8</text:p>
          <text:p text:style-name="P6">4. Lopuksi<text:tab/>9</text:p>
          <text:p text:style-name="P6">5. Kiitokset<text:tab/>9</text:p>
          <text:p text:style-name="P6">6. Lähteet<text:tab/>10</text:p>
          <text:p text:style-name="P6"><text:s/>Liite 1: Asiaa liitteistä<text:tab/>11</text:p>
        </text:index-body>
      </text:table-of-content>
      <text:p text:style-name="Text_20_body">Tiivistelmän jälkeen seuraa sisällysluettelo. Sisällysluettelon voi päivittää automaattisesti painamalla hiiren oikealla painikkeella sen kohdalla ja valitsemalla ”Päivitä hakemisto”. Otsikot lisätään luetteloon automaattisesti. Luetteloa voi muokata myös käsin, mutta päivittäminen poistaa aina käsin tehdyt muutokset. Automaattisten luetteloiden harmaa tausta ei näy PDF-muunnoksessa tai tulosteessa.</text:p>
      <text:p text:style-name="Text_20_body">Uuteen dokumenttiin saat sisällysluettelon valitsemalla <text:span text:style-name="T1">Lisää / Hakemistot ja luettelot / Hakemistot ja luettelot...</text:span></text:p>
      <text:h text:style-name="P54" text:outline-level="1">Johdanto</text:h>
      <text:p text:style-name="Text_20_body">Johdanto aloittaa varsinaisen tekstin, ja se otsikoidaan yleisesti Johdanto (<text:span text:style-name="T1">Introduction</text:span>). Varsinaisille sisältöluvuille ei kuitenkaan kannata välttämättä käyttää tällaisia yleisluontoisia nimiä, vaan käytä kuvaavampaa nimeä, jos sellainen löytyy helposti. Näin jo otsikoista pääsee kärryille tutkielman sisällöstä.</text:p>
      <text:p text:style-name="Text_20_body">Tässä tekstissä käsitellään lähdeviitteitä ja lähdeluettelon tekoa luvussa <text:bookmark-ref text:reference-format="chapter" text:ref-name="__RefHeading__40113517">2</text:bookmark-ref>, ja OpenOfficen muita kehittyneitä toimintoja luvussa <text:bookmark-ref text:reference-format="chapter" text:ref-name="__RefHeading__40124089">2.1</text:bookmark-ref>. Näiden jälkeen seuraavat yhteenvetokappaletta koskevat ohjeet.</text:p>
      <text:h text:style-name="P57" text:outline-level="1"><text:bookmark-start text:name="__RefHeading__40113517"/>Vaatimusmäärittely<text:bookmark-end text:name="__RefHeading__40113517"/></text:h>
      <text:h text:style-name="P58" text:outline-level="2"><text:span text:style-name="T11">Ohjelman yleiskuvaus</text:span></text:h>
      <text:p text:style-name="P52"><text:span text:style-name="T11">2.</text:span>1.1 Ohjelman <text:s/>tarkoitus ja toiminta </text:p>
      <text:p text:style-name="P13">Ohjelma on tarkoitettu tukemaan kehitys<text:span text:style-name="T12">apua koskevaa poliittista päätöksentekoa. Ohjelman pohjana on kartta, jolle käyttäjä pystyy lisäämään erilaisia olioita, esimerkiksi kaupunkeja. Ohjelma sisältää matemaattisia malleja, jotka mallintavat olioiden käyttäytymistä toisistaan riippuen. <text:s text:c="2"/>Olioiden kartalle lisäämisen jälkeen käyttäjä käynnistää simulaation, joka laskee eri olioiden tilat jokaiselle aika-askeleelle, ja tulokset näkyvät kartalla. Käyttäjä pystyy simulaation jälkeen palaamaan eri aika-askeleisiin ja itse muuttamaan eri olioiden attribuutteja, ja tämän jälkeen käynnistämään samasta kohdasta simulaation uudestaan. Näin ohjelma havainnollistaa kehitysapua, sillä poliitikot voivat esimerkiksi lisätä ruuan määrää simulaatiossa. </text:span></text:p>
      <text:p text:style-name="P13"/>
      <text:p text:style-name="P14"><text:span text:style-name="T13">2.</text:span>1.<text:span text:style-name="T14">2</text:span> <text:span text:style-name="T15">Ohjelman ympäristö</text:span></text:p>
      <text:p text:style-name="P25"><text:span text:style-name="T16">Ohjelman karttakäyttöliittymä on koodattu javascriptillä. Matemaattiset mallit sekä palvelin on koodattu Javalla. </text:span></text:p>
      <text:p text:style-name="P25"><text:span text:style-name="T16"/></text:p>
      <text:p text:style-name="P15"><text:span text:style-name="T13">2.</text:span>2. Ohjelman käsittelemä tieto</text:p>
      <text:p text:style-name="P26"><text:span text:style-name="T16">Ohjelma käsittelee eri olioiden tietoja sekä käyttäjän ohjelmaan syöttämiä tietoja. </text:span><text:span text:style-name="T17">Jokaisella oliolla on attribuutteja, joihin matemaattiset mallit vaikuttavat. Esimerkiksi pelto-oliolla on koko. </text:span></text:p>
      <text:p text:style-name="P26"><text:span text:style-name="T17"/></text:p>
      <text:p text:style-name="P16"><text:span text:style-name="T13">2.3. Ohjelman toiminnot</text:span></text:p>
      <text:p text:style-name="P18">3.1 <text:span text:style-name="T22">Olioiden lisääminen</text:span></text:p>
      <text:p text:style-name="P27"><text:span text:style-name="T22">Kä</text:span>yttäjä voi lisätä kartalle erilaisia olioita ja määrittää osan niiden attribuuteista. </text:p>
      <text:p text:style-name="P28"/>
      <text:p text:style-name="P19"><text:span text:style-name="T13">2.3.</text:span>1.1 Kaupunkien lisääminen</text:p>
      <text:p text:style-name="P29">Kaupungilla on koko, asukasmäärä....</text:p>
      <text:p text:style-name="P28"/>
      <text:p text:style-name="P28"><text:span text:style-name="T29">2.</text:span><text:span text:style-name="T28">3.1.2 Vesistöjen lisääminen</text:span></text:p>
      <text:p text:style-name="P28"><text:soft-page-break/><text:span text:style-name="T27">Vesistöllä on pinta-ala, syvyys, ...</text:span></text:p>
      <text:p text:style-name="P28"/>
      <text:p text:style-name="P19"><text:span text:style-name="T13">2.</text:span>3.1.3 Teiden lisääminen</text:p>
      <text:p text:style-name="P30">Teillä on alkukoordinaatti, loppukoordinaatti, kestävyys? ...</text:p>
      <text:p text:style-name="P28"/>
      <text:p text:style-name="P19"><text:span text:style-name="T13">2.</text:span>3.1.4 <text:span text:style-name="T23">Peltojen lisääminen</text:span></text:p>
      <text:p text:style-name="P30"><text:span text:style-name="T23">P</text:span>ellolla on pinta-ala, kasvi? </text:p>
      <text:p text:style-name="P31"/>
      <text:p text:style-name="P20"><text:span text:style-name="T13">2.</text:span>3.2 Simuloinnin käynnistäminen</text:p>
      <text:p text:style-name="P32">Nappia painamalla käyttäjä pystyy käynnistämään simulaation. </text:p>
      <text:p text:style-name="P31"/>
      <text:p text:style-name="P20"><text:span text:style-name="T13">2.</text:span>3.3 <text:span text:style-name="T24">Simuloinnin jälkeen olion attribuutin muuttaminen tietyllä aika-askeleella</text:span></text:p>
      <text:p text:style-name="P33"/>
      <text:p text:style-name="P33"><text:span text:style-name="T24">S</text:span>imulaation jälkeen käyttäjä voi palata eri aika-askeleisiin, muuttaa eri olioiden attribuutteja ja käynnistää simulaation uudelleen kyseisestä aika-askeleesta. </text:p>
      <text:p text:style-name="P33"/>
      <text:p text:style-name="P17"><text:span text:style-name="T13">2.</text:span>4. Muut vaatimukset</text:p>
      <text:p text:style-name="P34"/>
      <text:p text:style-name="P21"><text:span text:style-name="T13">2.</text:span>4.1 <text:span text:style-name="T25">Laskenta</text:span></text:p>
      <text:p text:style-name="P35">Ohjelman tulee selviytyä matemaattista mallien laskennast<text:span text:style-name="T26">a</text:span>. </text:p>
      <text:p text:style-name="P35"/>
      <text:p text:style-name="P23"/>
      <text:p text:style-name="P24"/>
      <text:p text:style-name="P24"/>
      <text:p text:style-name="P24"/>
      <text:p text:style-name="P24"/>
      <text:p text:style-name="P24"/>
      <text:p text:style-name="P24"/>
      <text:p text:style-name="P24"/>
      <text:p text:style-name="P24"/>
      <text:p text:style-name="P36"><text:bookmark-start text:name="__RefHeading__40124089"/><text:soft-page-break/>3 Tekninen dokumentti<text:bookmark-end text:name="__RefHeading__40124089"/></text:p>
      <text:p text:style-name="P22">3.1 Ohjelmistoprosessi</text:p>
      <text:p text:style-name="P38"><text:span text:style-name="T30">N</text:span>oudatamme projektissamme <text:span text:style-name="T32">The Rational Unified Process-ohjelmistoprosessia. RUP-prosessi kokoaa yhteen elementtejä kaikista yleisistä ohjelmistoprosesseista, tukee iteraatiota sekä muokkautuvuutta ohjelmiston vaatimusmäärittelyssä. … tähän vielä jotain</text:span></text:p>
      <text:p text:style-name="P39"><text:s text:c="4"/>RUP jakaa ohjelmistoprosessin neljään erilliseen vaiheeseen. Ensimmäinen vaihe on alustusvaihe. Tämän vaiheen tarkoituksena on määritellä ohjelmiston tarkoitus. Alustuksessa täytyy määrittää kaikki ulkoiset tekijät jotka vaikuttavat ohjelmiston vaatimuksiin, kuten ihmiset ja ulkoiset systeemit. Sen jälkeen arvioidaan ohjelmiston vaikutus sitä kehittävän organisaation, kuten yrityksen tai tutkimusprojektin toimintaan. Jos ohjelmisto ei olisi millään tavalla tarpeellinen tai hyödyllinen kellekään, prosessi loppuu tämän vaiheen jälkeen. </text:p>
      <text:p text:style-name="P39"><text:s text:c="4"/>RUP-prosessin toinen vaihe on valmistelu. Toisen vaiheen tarkoituksena on suunnitella ohjelmiston arkkitehtuuri, tehdä kehityssuunnitelma ja tehdä riskiarvio. Vaiheen lopputuloksena on vaatimusmäärittelydokumentti, arkkitehtuurin selitys, kehityssuunnitelma sekä riskiarviodokumentti <text:s/>ohjelmistolle. </text:p>
      <text:p text:style-name="P39"><text:s text:c="4"/>Kolmas vaihe on kehittäminen. Kehittämisen alueita ovat systeemin suunnittelu, ohjelmointi ja testaus. Ohjelmiston osat kehitetään rinnakkain ja integroidaan systeemiin. Tämän vaiheen lopputuloksena on toimiva ohjelmisto sekä ohjeet käyttäjille. </text:p>
      <text:p text:style-name="P39"><text:s text:c="4"/>Viimeinen vaihe on muuntautuminen. Ohjelmiston täytyy muuntautua kehittäjien testaamisesta käyttäjille sekä toimia 'oikeassa maailmassa'. Viimeisen vaiheen lopussa on kehitetty ohjelmisto, joka vastaa sille asetettuja vaatimuksia. </text:p>
      <text:p text:style-name="P39"><text:s text:c="4"/>RUP-prosessiin kuuluu myös kuuden käytännön neuvon noudattaminen. Ne ovat lueteltu seuraavana: </text:p>
      <text:p text:style-name="P38"/>
      <text:p text:style-name="P40"><text:span text:style-name="T32">1. </text:span>Iteratiivinen ohjelmistoprosessi</text:p>
      <text:p text:style-name="P40"/>
      <text:p text:style-name="P40">Systeemin suunnittelu perustuu <text:span text:style-name="T33">käyttäjien tarpeisiin. Kehitysvaiheet täytyy siis suunnitella käyttäjien mukaisesti ja ottaa huomioon, että käyttäjien vaatimukset voivat muuttua prosessin aikana. </text:span></text:p>
      <text:p text:style-name="P40"/>
      <text:p text:style-name="P41">2. <text:span text:style-name="T34">Vaatimusten hallitseminen</text:span></text:p>
      <text:p text:style-name="P42"/>
      <text:p text:style-name="P42"><text:soft-page-break/><text:span text:style-name="T33">O</text:span>hjelmiston vaatimukset täytyy dokumentoida täsmällisesti ja <text:span text:style-name="T35">muuttaa niitä tarpeen tullessa. Vaatimusten vaikutusta ohjelmistoon täytyy analysoida ennen niiden hyväksymistä. </text:span></text:p>
      <text:p text:style-name="P42"/>
      <text:p text:style-name="P43">3. <text:span text:style-name="T36">Komponenttipohjainen arkkitehtuuri</text:span></text:p>
      <text:p text:style-name="P44"/>
      <text:p text:style-name="P45">RUP-prosessissa systeemiarkkitehtuuriin kuuluu sen komponentteihin jakaminen. </text:p>
      <text:p text:style-name="P45"/>
      <text:p text:style-name="P46">4. <text:span text:style-name="T36">Visuaalinen mallintaminen</text:span></text:p>
      <text:p text:style-name="P47"/>
      <text:p text:style-name="P47">Suunnittelussa täytyy käyttää <text:span text:style-name="T37">UML-kaavioita systeemin staattisten ja muuttuvien tilojen esittämiseen. </text:span></text:p>
      <text:p text:style-name="P47"/>
      <text:p text:style-name="P48">5. <text:span text:style-name="T38">Laadunvarmistus</text:span></text:p>
      <text:p text:style-name="P49"/>
      <text:p text:style-name="P50"><text:span text:style-name="T37">V</text:span>armista, että ohjelmisto noudattaa organisaation sovittuja standardeja. </text:p>
      <text:p text:style-name="P50"/>
      <text:p text:style-name="P50">6. <text:span text:style-name="T39">Muutosten hallinta</text:span></text:p>
      <text:p text:style-name="P50"/>
      <text:p text:style-name="P51"><text:span text:style-name="T40">O</text:span>hjelmistoon tehtäviä muutoksia täytyy hallita <text:span text:style-name="T41">käyttämällä versionhallintaa. </text:span></text:p>
      <text:p text:style-name="P37"/>
      <text:p text:style-name="P37"><text:span text:style-name="T3"/></text:p>
      <text:h text:style-name="P53" text:outline-level="1">Kiitokset</text:h>
      <text:p text:style-name="Text_20_body">Tekijä kiittää Microsoft Wordin kehittäjiä hyvästä käyttöliittymästä, josta OpenOfficeen on saatu kopioitua parhaat palat. Odotetaan innolla myös OpenOfficen tulevaa käyttöliittymäpäivitystä ja lähdeluettelotoimintoon luvattuja parannuksia.</text:p>
      <text:h text:style-name="P55" text:outline-level="1">Lähteet</text:h>
      <text:bibliography text:style-name="Sect1" text:name="Lähdeluettelo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 Sivut</text:index-entry-span>
            <text:index-entry-bibliography text:bibliography-data-field="pages"/>
            <text:index-entry-span>.</text:index-entry-span>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school"/>
            <text:index-entry-span>.</text:index-entry-span>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index-entry-span>
</text:index-entry-span>
            <text:index-entry-bibliography text:bibliography-data-field="url"/>
            <text:index-entry-span> (</text:index-entry-span>
            <text:index-entry-bibliography text:bibliography-data-field="annote"/>
            <text:index-entry-span>)</text:index-entry-span>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source>
        <text:index-body>
          <text:p text:style-name="P5">[1] Association for Computing Machinery. 2010. ACM Digital Library.<text:line-break/>http://portal.acm.org/dl.cfm (luettu 30.11.2010)</text:p>
          <text:p text:style-name="P5">[2] Google. 2010. Google Scholar.<text:line-break/>http://scholar.google.com/ (luettu 30.11.2010)</text:p>
          <text:p text:style-name="P5">[3] Nykänen, O.. 2002. Toimivaa tekstiä - opas tekniikasta kirjoittaville. TEK.</text:p>
          <text:p text:style-name="P5">[4] Suomen Akatemia. 2010. Viksumpi opas.<text:line-break/>http://www.viksu.fi/fi/Viksu/Mika-tutkielma/Viksumpi-opas/ (luettu 30.11.2010)</text:p>
          <text:p text:style-name="P5">[5] Suomen Akatemia. 2010. Viksun säännöt.<text:line-break/>http://www.viksu.fi/fi/Viksu/Kilpailuun-osallistuminen/Saannot-uusi-viksu/ (luettu 30.11.2010)</text:p>
          <text:p text:style-name="P5">[6] The College of Information Sciences and Technology at Penn State. 2010. CiteSeerX - Scientific Literature Digital Library and Search Engine.<text:line-break/>http://citeseerx.ist.psu.edu/ (luettu 30.11.2010)</text:p>
        </text:index-body>
      </text:bibliography>
      <text:p text:style-name="Text_20_body">Automaattinen lähdeluettelo päivittyy samaan tapaan kuin sisällysluettelo.</text:p>
      <text:p text:style-name="P3">Liite <text:sequence text:ref-name="refLiite0" text:name="Liite" text:formula="ooow:Liite+1" style:num-format="1">1</text:sequence>: Asiaa liitteistä</text:p>
      <text:p text:style-name="Text_20_body">Liitteet tulevat varsinaisen tekstin jälkeen, ja niihin laitetaan tyypillisesti suuret datataulukot ja kuvat, jotka eivät ole välttämättömiä tekstin ymmärtämisen kannalta, mutta jotka antavat arvokasta lisätietoa tutkielmaa tarkemmin tarkastelevalle tai tulosten oikeellisuutta arvioivalle. Liitteisiin on syytä viitata tekstissä ainakin kerran, katso esimerkiksi luku <text:bookmark-ref text:reference-format="chapter" text:ref-name="__RefHeading__40113517">2</text:bookmark-ref>. Liitteiden otsikot numeroidaan erikseen muusta sisällöstä: Liite 1, Liite 2 jne. Voit käyttää liitteiden numerointiin automaattista numerointityyppiä Liite, josta ohjeet löytyvät luvusta <text:bookmark-ref text:reference-format="number" text:ref-name="__RefHeading__39555931">Error: Reference source not found</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1" svg:font-family="'Courier New'" style:font-family-generic="modern" style:font-pitch="fixed"/>
    <style:font-face style:name="Courier New" svg:font-family="'Courier New'" style:font-adornments="Normaali"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Lihavoitu" style:font-family-generic="roman" style:font-pitch="variable"/>
    <style:font-face style:name="Times New Roman1" svg:font-family="'Times New Roman'" style:font-adornments="Normaali"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style:page-number="auto" fo:background-color="transparent" style:shadow="none" text:number-lines="false" text:line-number="0">
        <style:tab-stops/>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Times New Roman2"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amaton_20_otsikko_20_1" style:display-name="Listaamaton otsikko 1" style:family="paragraph" style:parent-style-name="Heading_20_1" style:next-style-name="Text_20_body" style:default-outline-level="" style:list-style-nam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text-align="start" style:justify-single-word="false" fo:text-indent="0cm" style:auto-text-indent="false" style:page-number="auto" style:shadow="non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Title" style:family="paragraph" style:parent-style-name="Heading" style:next-style-name="Subtitle" style:class="chapter">
      <style:paragraph-properties fo:margin-top="5.001cm" fo:margin-bottom="0.499cm" style:contextual-spacing="false" fo:line-height="100%" fo:text-align="center" style:justify-single-word="false" fo:background-color="transparent" fo:padding="0.25cm" fo:border-left="none" fo:border-right="none" fo:border-top="0.51pt solid #000000" fo:border-bottom="0.51pt solid #000000">
        <style:background-image/>
      </style:paragraph-properties>
      <style:text-properties fo:font-size="24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499cm" fo:margin-bottom="1.499cm" style:contextual-spacing="false" fo:line-height="100%" fo:text-align="center" style:justify-single-word="false" fo:background-color="transparent" fo:padding="0.25cm" fo:border-left="none" fo:border-right="none" fo:border-top="0.51pt solid #000000" fo:border-bottom="0.51pt solid #000000">
        <style:background-image/>
      </style:paragraph-properties>
      <style:text-properties fo:font-size="16pt" fo:font-style="normal" fo:font-weight="normal" style:font-size-asian="14pt" style:font-style-asian="italic" style:font-size-complex="14pt" style:font-style-complex="italic"/>
    </style:style>
    <style:style style:name="Kansilehden_20_tieto" style:display-name="Kansilehden tieto" style:family="paragraph" style:parent-style-name="Subtitle">
      <style:paragraph-properties fo:margin-top="0.3cm" fo:margin-bottom="0.3cm" style:contextual-spacing="false" fo:padding="0cm" fo:border="none"/>
    </style:style>
    <style:style style:name="Numeroimaton_20_otsikko_20_1" style:display-name="Numeroimaton otsikko 1" style:family="paragraph" style:parent-style-name="Heading_20_1" style:next-style-name="Text_20_body"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style>
    <style:style style:name="Koodi" style:family="paragraph" style:parent-style-name="Text_20_body" style:next-style-name="Koodi_20_jatkuu">
      <style:paragraph-properties fo:margin-top="0cm" fo:margin-bottom="0cm" style:contextual-spacing="false" fo:text-align="start" style:justify-single-word="false" style:shadow="none" text:number-lines="true" text:line-number="1">
        <style:tab-stops/>
      </style:paragraph-properties>
      <style:text-properties style:font-name="Courier New" fo:font-style="normal"/>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Koodi_20_jatkuu" style:display-name="Koodi jatkuu" style:family="paragraph" style:parent-style-name="Koodi">
      <style:paragraph-properties text:number-lines="tru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aava" style:family="paragraph" style:parent-style-name="Caption"/>
    <style:style style:name="Algoritmi" style:family="paragraph" style:parent-style-name="Caption"/>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3cm" fo:margin-bottom="0.3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fi" fo:country="FI">
      <text:sort-key text:key="author" text:sort-ascending="true"/>
      <text:sort-key text:key="year" text:sort-ascending="true"/>
    </text:bibliography-configuration>
    <text:linenumbering-configuration text:style-name="Line_20_numbering" text:offset="0.199cm" style:num-format="1" text:number-position="left" text:increment="1"/>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Viksusivu" style:page-layout-name="Mpm2"/>
    <style:master-page style:name="Varsinainen_20_sivu" style:display-name="Varsinainen sivu" style:page-layout-name="Mpm3">
      <style:header>
        <text:p text:style-name="MP1"><text:page-number text:select-page="current">6</text:page-number></text:p>
      </style:header>
    </style:master-page>
    <style:master-page style:name="Liitesivu"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li Etuaho</meta:initial-creator>
    <meta:creation-date>2010-11-30T09:09:23.87</meta:creation-date>
    <dc:date>2013-12-01T10:42:18.532704000</dc:date>
    <meta:editing-duration>P1DT18H27M6S</meta:editing-duration>
    <meta:editing-cycles>442</meta:editing-cycles>
    <meta:generator>LibreOffice/4.1.2.3$MacOSX_x86 LibreOffice_project/40b2d7fde7e8d2d7bc5a449dc65df4d08a7dd38</meta:generator>
    <meta:document-statistic meta:table-count="0" meta:image-count="0" meta:object-count="0" meta:page-count="11" meta:paragraph-count="94" meta:word-count="964" meta:character-count="8627" meta:non-whitespace-character-count="8606"/>
  </office:meta>
</office:document-meta>
</file>